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margin-top="0.2236in" fo:margin-bottom="0.2236in"/>
    </style:style>
    <style:style style:name="T2" style:parent-style-name="Policepardéfau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3" style:parent-style-name="Titre2" style:family="paragraph">
      <style:paragraph-properties fo:margin-top="0.2076in" fo:margin-bottom="0.2076in"/>
    </style:style>
    <style:style style:name="T4" style:parent-style-name="Policepardéfau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" style:parent-style-name="Titre3" style:family="paragraph">
      <style:paragraph-properties fo:margin-top="0.1951in" fo:margin-bottom="0.1951in"/>
    </style:style>
    <style:style style:name="T6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Policepardéfaut" style:family="text">
      <style:text-properties style:font-name="Aptos" style:font-name-asian="Aptos" style:font-name-complex="Aptos"/>
    </style:style>
    <style:style style:name="T9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10" style:parent-style-name="Policepardéfaut" style:family="text">
      <style:text-properties style:font-name="Aptos" style:font-name-asian="Aptos" style:font-name-complex="Aptos"/>
    </style:style>
    <style:style style:name="P11" style:parent-style-name="Normal" style:family="paragraph">
      <style:paragraph-properties fo:margin-top="0.1666in" fo:margin-bottom="0.1666in"/>
    </style:style>
    <style:style style:name="T12" style:parent-style-name="Policepardéfaut" style:family="text">
      <style:text-properties style:font-name="Aptos" style:font-name-asian="Aptos" style:font-name-complex="Aptos"/>
    </style:style>
    <style:style style:name="P13" style:parent-style-name="Titre3" style:family="paragraph">
      <style:paragraph-properties fo:margin-top="0.1951in" fo:margin-bottom="0.1951in"/>
    </style:style>
    <style:style style:name="T14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15" style:parent-style-name="Normal" style:family="paragraph">
      <style:paragraph-properties fo:margin-top="0.1666in" fo:margin-bottom="0.1666in"/>
    </style:style>
    <style:style style:name="T16" style:parent-style-name="Policepardéfaut" style:family="text">
      <style:text-properties style:font-name="Aptos" style:font-name-asian="Aptos" style:font-name-complex="Aptos"/>
    </style:style>
    <style:style style:name="P17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8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9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20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21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22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23" style:parent-style-name="Titre2" style:family="paragraph">
      <style:paragraph-properties fo:margin-top="0.2076in" fo:margin-bottom="0.2076in"/>
    </style:style>
    <style:style style:name="T24" style:parent-style-name="Policepardéfau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5" style:parent-style-name="Titre3" style:family="paragraph">
      <style:paragraph-properties fo:margin-top="0.1951in" fo:margin-bottom="0.1951in"/>
    </style:style>
    <style:style style:name="T26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27" style:parent-style-name="Paragraphedeliste" style:family="paragraph">
      <style:paragraph-properties fo:margin-bottom="0in"/>
    </style:style>
    <style:style style:name="T28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29" style:parent-style-name="Policepardéfaut" style:family="text">
      <style:text-properties style:font-name="Aptos" style:font-name-asian="Aptos" style:font-name-complex="Aptos"/>
    </style:style>
    <style:style style:name="P30" style:parent-style-name="Paragraphedeliste" style:family="paragraph">
      <style:paragraph-properties fo:margin-bottom="0in"/>
    </style:style>
    <style:style style:name="T31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32" style:parent-style-name="Policepardéfaut" style:family="text">
      <style:text-properties style:font-name="Aptos" style:font-name-asian="Aptos" style:font-name-complex="Aptos"/>
    </style:style>
    <style:style style:name="P33" style:parent-style-name="Paragraphedeliste" style:family="paragraph">
      <style:paragraph-properties fo:margin-bottom="0in"/>
    </style:style>
    <style:style style:name="T34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35" style:parent-style-name="Policepardéfaut" style:family="text">
      <style:text-properties style:font-name="Aptos" style:font-name-asian="Aptos" style:font-name-complex="Aptos"/>
    </style:style>
    <style:style style:name="P36" style:parent-style-name="Paragraphedeliste" style:family="paragraph">
      <style:paragraph-properties fo:margin-bottom="0in"/>
    </style:style>
    <style:style style:name="T37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38" style:parent-style-name="Policepardéfaut" style:family="text">
      <style:text-properties style:font-name="Aptos" style:font-name-asian="Aptos" style:font-name-complex="Aptos"/>
    </style:style>
    <style:style style:name="P39" style:parent-style-name="Paragraphedeliste" style:family="paragraph">
      <style:paragraph-properties fo:margin-bottom="0in"/>
    </style:style>
    <style:style style:name="T40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41" style:parent-style-name="Policepardéfaut" style:family="text">
      <style:text-properties style:font-name="Aptos" style:font-name-asian="Aptos" style:font-name-complex="Aptos"/>
    </style:style>
    <style:style style:name="P42" style:parent-style-name="Paragraphedeliste" style:family="paragraph">
      <style:paragraph-properties fo:margin-bottom="0in"/>
    </style:style>
    <style:style style:name="T43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44" style:parent-style-name="Policepardéfaut" style:family="text">
      <style:text-properties style:font-name="Aptos" style:font-name-asian="Aptos" style:font-name-complex="Aptos"/>
    </style:style>
    <style:style style:name="P45" style:parent-style-name="Paragraphedeliste" style:family="paragraph">
      <style:paragraph-properties fo:margin-bottom="0in"/>
    </style:style>
    <style:style style:name="T46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47" style:parent-style-name="Policepardéfaut" style:family="text">
      <style:text-properties style:font-name="Aptos" style:font-name-asian="Aptos" style:font-name-complex="Aptos"/>
    </style:style>
    <style:style style:name="P48" style:parent-style-name="Paragraphedeliste" style:family="paragraph">
      <style:paragraph-properties fo:margin-bottom="0in"/>
    </style:style>
    <style:style style:name="T49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50" style:parent-style-name="Policepardéfaut" style:family="text">
      <style:text-properties style:font-name="Aptos" style:font-name-asian="Aptos" style:font-name-complex="Aptos"/>
    </style:style>
    <style:style style:name="P51" style:parent-style-name="Paragraphedeliste" style:family="paragraph">
      <style:paragraph-properties fo:margin-bottom="0in"/>
    </style:style>
    <style:style style:name="T52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53" style:parent-style-name="Policepardéfaut" style:family="text">
      <style:text-properties style:font-name="Aptos" style:font-name-asian="Aptos" style:font-name-complex="Aptos"/>
    </style:style>
    <style:style style:name="P54" style:parent-style-name="Titre3" style:family="paragraph">
      <style:paragraph-properties fo:margin-top="0.1951in" fo:margin-bottom="0.1951in"/>
    </style:style>
    <style:style style:name="T55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56" style:parent-style-name="Normal" style:family="paragraph">
      <style:paragraph-properties fo:margin-top="0.1666in" fo:margin-bottom="0.1666in"/>
    </style:style>
    <style:style style:name="T57" style:parent-style-name="Policepardéfaut" style:family="text">
      <style:text-properties style:font-name="Aptos" style:font-name-asian="Aptos" style:font-name-complex="Aptos"/>
    </style:style>
    <style:style style:name="T58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59" style:parent-style-name="Policepardéfaut" style:family="text">
      <style:text-properties style:font-name="Aptos" style:font-name-asian="Aptos" style:font-name-complex="Aptos"/>
    </style:style>
    <style:style style:name="P60" style:parent-style-name="Paragraphedeliste" style:family="paragraph">
      <style:paragraph-properties fo:margin-bottom="0in"/>
    </style:style>
    <style:style style:name="T61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62" style:parent-style-name="Policepardéfaut" style:family="text">
      <style:text-properties style:font-name="Aptos" style:font-name-asian="Aptos" style:font-name-complex="Aptos"/>
    </style:style>
    <style:style style:name="P63" style:parent-style-name="Paragraphedeliste" style:family="paragraph">
      <style:paragraph-properties fo:margin-bottom="0in"/>
    </style:style>
    <style:style style:name="T64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65" style:parent-style-name="Policepardéfaut" style:family="text">
      <style:text-properties style:font-name="Aptos" style:font-name-asian="Aptos" style:font-name-complex="Aptos"/>
    </style:style>
    <style:style style:name="P66" style:parent-style-name="Paragraphedeliste" style:family="paragraph">
      <style:paragraph-properties fo:margin-bottom="0in"/>
    </style:style>
    <style:style style:name="T67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68" style:parent-style-name="Policepardéfaut" style:family="text">
      <style:text-properties style:font-name="Aptos" style:font-name-asian="Aptos" style:font-name-complex="Aptos"/>
    </style:style>
    <style:style style:name="P69" style:parent-style-name="Paragraphedeliste" style:family="paragraph">
      <style:paragraph-properties fo:margin-bottom="0in"/>
    </style:style>
    <style:style style:name="T70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71" style:parent-style-name="Policepardéfaut" style:family="text">
      <style:text-properties style:font-name="Aptos" style:font-name-asian="Aptos" style:font-name-complex="Aptos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74" style:parent-style-name="Policepardéfaut" style:family="text">
      <style:text-properties style:font-name="Aptos" style:font-name-asian="Aptos" style:font-name-complex="Aptos"/>
    </style:style>
    <style:style style:name="P75" style:parent-style-name="Titre2" style:family="paragraph">
      <style:paragraph-properties fo:margin-top="0.2076in" fo:margin-bottom="0.2076in"/>
    </style:style>
    <style:style style:name="T76" style:parent-style-name="Policepardéfau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77" style:parent-style-name="Titre3" style:family="paragraph">
      <style:paragraph-properties fo:margin-top="0.1951in" fo:margin-bottom="0.1951in"/>
    </style:style>
    <style:style style:name="T78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79" style:parent-style-name="Normal" style:family="paragraph">
      <style:paragraph-properties fo:margin-top="0.1666in" fo:margin-bottom="0.1666in"/>
    </style:style>
    <style:style style:name="T80" style:parent-style-name="Policepardéfaut" style:family="text">
      <style:text-properties style:font-name="Aptos" style:font-name-asian="Aptos" style:font-name-complex="Aptos"/>
    </style:style>
    <style:style style:name="T81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82" style:parent-style-name="Policepardéfaut" style:family="text">
      <style:text-properties style:font-name="Aptos" style:font-name-asian="Aptos" style:font-name-complex="Aptos"/>
    </style:style>
    <style:style style:name="P83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84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85" style:parent-style-name="Paragraphedeliste" style:family="paragraph">
      <style:paragraph-properties fo:margin-bottom="0in"/>
    </style:style>
    <style:style style:name="T86" style:parent-style-name="Policepardéfaut" style:family="text">
      <style:text-properties style:font-name="Aptos" style:font-name-asian="Aptos" style:font-name-complex="Aptos"/>
    </style:style>
    <style:style style:name="T87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88" style:parent-style-name="Policepardéfaut" style:family="text">
      <style:text-properties style:font-name="Aptos" style:font-name-asian="Aptos" style:font-name-complex="Aptos"/>
    </style:style>
    <style:style style:name="P89" style:parent-style-name="Titre3" style:family="paragraph">
      <style:paragraph-properties fo:margin-top="0.1951in" fo:margin-bottom="0.1951in"/>
    </style:style>
    <style:style style:name="T90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91" style:parent-style-name="Normal" style:family="paragraph">
      <style:paragraph-properties fo:margin-top="0.1666in" fo:margin-bottom="0.1666in"/>
    </style:style>
    <style:style style:name="T92" style:parent-style-name="Policepardéfaut" style:family="text">
      <style:text-properties style:font-name="Aptos" style:font-name-asian="Aptos" style:font-name-complex="Aptos"/>
    </style:style>
    <style:style style:name="P93" style:parent-style-name="Paragraphedeliste" style:family="paragraph">
      <style:paragraph-properties fo:margin-bottom="0in"/>
    </style:style>
    <style:style style:name="T94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95" style:parent-style-name="Policepardéfaut" style:family="text">
      <style:text-properties style:font-name="Aptos" style:font-name-asian="Aptos" style:font-name-complex="Aptos"/>
    </style:style>
    <style:style style:name="P96" style:parent-style-name="Paragraphedeliste" style:family="paragraph">
      <style:paragraph-properties fo:margin-bottom="0in"/>
    </style:style>
    <style:style style:name="T97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98" style:parent-style-name="Policepardéfaut" style:family="text">
      <style:text-properties style:font-name="Aptos" style:font-name-asian="Aptos" style:font-name-complex="Aptos"/>
    </style:style>
    <style:style style:name="P99" style:parent-style-name="Paragraphedeliste" style:family="paragraph">
      <style:paragraph-properties fo:margin-bottom="0in"/>
    </style:style>
    <style:style style:name="T100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101" style:parent-style-name="Policepardéfaut" style:family="text">
      <style:text-properties style:font-name="Aptos" style:font-name-asian="Aptos" style:font-name-complex="Aptos"/>
    </style:style>
    <style:style style:name="P102" style:parent-style-name="Titre3" style:family="paragraph">
      <style:paragraph-properties fo:margin-top="0.1951in" fo:margin-bottom="0.1951in"/>
    </style:style>
    <style:style style:name="T103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104" style:parent-style-name="Normal" style:family="paragraph">
      <style:paragraph-properties fo:margin-top="0.1666in" fo:margin-bottom="0.1666in"/>
    </style:style>
    <style:style style:name="T105" style:parent-style-name="Policepardéfaut" style:family="text">
      <style:text-properties style:font-name="Aptos" style:font-name-asian="Aptos" style:font-name-complex="Aptos"/>
    </style:style>
    <style:style style:name="P106" style:parent-style-name="Titre3" style:family="paragraph">
      <style:paragraph-properties fo:margin-top="0.1951in" fo:margin-bottom="0.1951in"/>
    </style:style>
    <style:style style:name="T107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108" style:parent-style-name="Normal" style:family="paragraph">
      <style:paragraph-properties fo:margin-top="0.1666in" fo:margin-bottom="0.1666in"/>
    </style:style>
    <style:style style:name="T109" style:parent-style-name="Policepardéfaut" style:family="text">
      <style:text-properties style:font-name="Aptos" style:font-name-asian="Aptos" style:font-name-complex="Aptos"/>
    </style:style>
    <style:style style:name="T110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111" style:parent-style-name="Policepardéfaut" style:family="text">
      <style:text-properties style:font-name="Aptos" style:font-name-asian="Aptos" style:font-name-complex="Aptos"/>
    </style:style>
    <style:style style:name="P112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13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14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15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16" style:parent-style-name="Titre3" style:family="paragraph">
      <style:paragraph-properties fo:margin-top="0.1951in" fo:margin-bottom="0.1951in"/>
    </style:style>
    <style:style style:name="T117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118" style:parent-style-name="Normal" style:family="paragraph">
      <style:paragraph-properties fo:margin-top="0.1666in" fo:margin-bottom="0.1666in"/>
    </style:style>
    <style:style style:name="T119" style:parent-style-name="Policepardéfaut" style:family="text">
      <style:text-properties style:font-name="Aptos" style:font-name-asian="Aptos" style:font-name-complex="Aptos"/>
    </style:style>
    <style:style style:name="T120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121" style:parent-style-name="Policepardéfaut" style:family="text">
      <style:text-properties style:font-name="Aptos" style:font-name-asian="Aptos" style:font-name-complex="Aptos"/>
    </style:style>
    <style:style style:name="T122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123" style:parent-style-name="Policepardéfaut" style:family="text">
      <style:text-properties style:font-name="Aptos" style:font-name-asian="Aptos" style:font-name-complex="Aptos"/>
    </style:style>
    <style:style style:name="P124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25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26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27" style:parent-style-name="Titre2" style:family="paragraph">
      <style:paragraph-properties fo:margin-top="0.2076in" fo:margin-bottom="0.2076in"/>
    </style:style>
    <style:style style:name="T128" style:parent-style-name="Policepardéfau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29" style:parent-style-name="Titre3" style:family="paragraph">
      <style:paragraph-properties fo:margin-top="0.1951in" fo:margin-bottom="0.1951in"/>
    </style:style>
    <style:style style:name="T130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131" style:parent-style-name="Normal" style:family="paragraph">
      <style:paragraph-properties fo:margin-top="0.1666in" fo:margin-bottom="0.1666in"/>
    </style:style>
    <style:style style:name="T132" style:parent-style-name="Policepardéfaut" style:family="text">
      <style:text-properties style:font-name="Aptos" style:font-name-asian="Aptos" style:font-name-complex="Aptos"/>
    </style:style>
    <style:style style:name="P133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34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35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36" style:parent-style-name="Titre3" style:family="paragraph">
      <style:paragraph-properties fo:margin-top="0.1951in" fo:margin-bottom="0.1951in"/>
    </style:style>
    <style:style style:name="T137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138" style:parent-style-name="Normal" style:family="paragraph">
      <style:paragraph-properties fo:margin-top="0.1666in" fo:margin-bottom="0.1666in"/>
    </style:style>
    <style:style style:name="T139" style:parent-style-name="Policepardéfaut" style:family="text">
      <style:text-properties style:font-name="Aptos" style:font-name-asian="Aptos" style:font-name-complex="Aptos"/>
    </style:style>
    <style:style style:name="P140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41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42" style:parent-style-name="Titre2" style:family="paragraph">
      <style:paragraph-properties fo:margin-top="0.2076in" fo:margin-bottom="0.2076in"/>
    </style:style>
    <style:style style:name="T143" style:parent-style-name="Policepardéfau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44" style:parent-style-name="Titre3" style:family="paragraph">
      <style:paragraph-properties fo:margin-top="0.1951in" fo:margin-bottom="0.1951in"/>
    </style:style>
    <style:style style:name="T145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146" style:parent-style-name="Normal" style:family="paragraph">
      <style:paragraph-properties fo:margin-top="0.1666in" fo:margin-bottom="0.1666in"/>
    </style:style>
    <style:style style:name="T147" style:parent-style-name="Policepardéfaut" style:family="text">
      <style:text-properties style:font-name="Aptos" style:font-name-asian="Aptos" style:font-name-complex="Aptos"/>
    </style:style>
    <style:style style:name="T148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149" style:parent-style-name="Policepardéfaut" style:family="text">
      <style:text-properties style:font-name="Aptos" style:font-name-asian="Aptos" style:font-name-complex="Aptos"/>
    </style:style>
    <style:style style:name="T150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151" style:parent-style-name="Policepardéfaut" style:family="text">
      <style:text-properties style:font-name="Aptos" style:font-name-asian="Aptos" style:font-name-complex="Aptos"/>
    </style:style>
    <style:style style:name="T152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153" style:parent-style-name="Policepardéfaut" style:family="text">
      <style:text-properties style:font-name="Aptos" style:font-name-asian="Aptos" style:font-name-complex="Aptos"/>
    </style:style>
    <style:style style:name="P154" style:parent-style-name="Titre3" style:family="paragraph">
      <style:paragraph-properties fo:margin-top="0.1951in" fo:margin-bottom="0.1951in"/>
    </style:style>
    <style:style style:name="T155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156" style:parent-style-name="Normal" style:family="paragraph">
      <style:paragraph-properties fo:margin-top="0.1666in" fo:margin-bottom="0.1666in"/>
    </style:style>
    <style:style style:name="T157" style:parent-style-name="Policepardéfaut" style:family="text">
      <style:text-properties style:font-name="Aptos" style:font-name-asian="Aptos" style:font-name-complex="Aptos"/>
    </style:style>
    <style:style style:name="T158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159" style:parent-style-name="Policepardéfaut" style:family="text">
      <style:text-properties style:font-name="Aptos" style:font-name-asian="Aptos" style:font-name-complex="Aptos"/>
    </style:style>
    <style:style style:name="P160" style:parent-style-name="Titre2" style:family="paragraph">
      <style:paragraph-properties fo:margin-top="0.2076in" fo:margin-bottom="0.2076in"/>
    </style:style>
    <style:style style:name="T161" style:parent-style-name="Policepardéfau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62" style:parent-style-name="Titre3" style:family="paragraph">
      <style:paragraph-properties fo:margin-top="0.1951in" fo:margin-bottom="0.1951in"/>
    </style:style>
    <style:style style:name="T163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164" style:parent-style-name="Normal" style:family="paragraph">
      <style:paragraph-properties fo:margin-top="0.1666in" fo:margin-bottom="0.1666in"/>
    </style:style>
    <style:style style:name="T165" style:parent-style-name="Policepardéfaut" style:family="text">
      <style:text-properties style:font-name="Aptos" style:font-name-asian="Aptos" style:font-name-complex="Aptos"/>
    </style:style>
    <style:style style:name="P166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67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68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69" style:parent-style-name="Paragraphedeliste" style:family="paragraph">
      <style:paragraph-properties fo:margin-bottom="0in"/>
      <style:text-properties style:font-name="Aptos" style:font-name-asian="Aptos" style:font-name-complex="Aptos"/>
    </style:style>
    <style:style style:name="P170" style:parent-style-name="Titre3" style:family="paragraph">
      <style:paragraph-properties fo:margin-top="0.1951in" fo:margin-bottom="0.1951in"/>
    </style:style>
    <style:style style:name="T171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172" style:parent-style-name="Paragraphedeliste" style:family="paragraph">
      <style:paragraph-properties fo:margin-bottom="0in"/>
    </style:style>
    <style:style style:name="T173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174" style:parent-style-name="Policepardéfaut" style:family="text">
      <style:text-properties style:font-name="Aptos" style:font-name-asian="Aptos" style:font-name-complex="Aptos"/>
    </style:style>
    <style:style style:name="P175" style:parent-style-name="Paragraphedeliste" style:family="paragraph">
      <style:paragraph-properties fo:margin-bottom="0in"/>
    </style:style>
    <style:style style:name="T176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177" style:parent-style-name="Policepardéfaut" style:family="text">
      <style:text-properties style:font-name="Aptos" style:font-name-asian="Aptos" style:font-name-complex="Aptos"/>
    </style:style>
    <style:style style:name="P178" style:parent-style-name="Titre3" style:family="paragraph">
      <style:paragraph-properties fo:margin-top="0.1951in" fo:margin-bottom="0.1951in"/>
    </style:style>
    <style:style style:name="T179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P180" style:parent-style-name="Paragraphedeliste" style:family="paragraph">
      <style:paragraph-properties fo:margin-bottom="0in"/>
    </style:style>
    <style:style style:name="T181" style:parent-style-name="Policepardéfaut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182" style:parent-style-name="Policepardéfaut" style:family="text">
      <style:text-properties style:font-name="Aptos" style:font-name-asian="Aptos" style:font-name-complex="Aptos" fo:language="en" fo:country="US"/>
    </style:style>
    <style:style style:name="T183" style:parent-style-name="Policepardéfaut" style:family="text">
      <style:text-properties style:font-name="Aptos" style:font-name-asian="Aptos" style:font-name-complex="Aptos" fo:language="en" fo:country="US"/>
    </style:style>
    <style:style style:name="P184" style:parent-style-name="Paragraphedeliste" style:family="paragraph">
      <style:paragraph-properties fo:margin-bottom="0in"/>
    </style:style>
    <style:style style:name="T185" style:parent-style-name="Policepardéfaut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186" style:parent-style-name="Policepardéfaut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187" style:parent-style-name="Policepardéfaut" style:family="text">
      <style:text-properties style:font-name="Aptos" style:font-name-asian="Aptos" style:font-name-complex="Aptos" fo:language="en" fo:country="US"/>
    </style:style>
  </office:automatic-styles>
  <office:body>
    <office:text text:use-soft-page-breaks="true">
      <text:h text:style-name="P1" text:outline-level="1"><text:span text:style-name="T2">📑 Compte-Rendu de la Réalisation – BiblioTEK</text:span></text:h>
      <text:p text:style-name="Normal"/>
      <text:h text:style-name="P3" text:outline-level="2"><text:span text:style-name="T4">1. Contexte et Objectifs du Projet</text:span></text:h>
      <text:h text:style-name="P5" text:outline-level="3"><text:span text:style-name="T6">1.1 Contexte</text:span></text:h>
      <text:p text:style-name="P7"><text:span text:style-name="T8">Dans le cadre de mon projet de fin de BTS Services Informatiques aux Organisations (SIO), option SLAM, j'ai choisi de développer une<text:s/></text:span><text:span text:style-name="T9">application de gestion de bibliothèque numérique</text:span><text:span text:style-name="T10">. Ce projet a pour objectif de proposer une solution permettant aux utilisateurs d'emprunter et de retourner des livres, tout en offrant un système de gestion pour un administrateur de bibliothèque.</text:span></text:p>
      <text:p text:style-name="P11"><text:span text:style-name="T12">L'application permet aussi bien aux utilisateurs de gérer leur propre bibliothèque numérique qu'à l'administrateur de superviser l'ensemble du processus de gestion des livres et des emprunts.</text:span></text:p>
      <text:h text:style-name="P13" text:outline-level="3"><text:span text:style-name="T14">1.2 Objectifs</text:span></text:h>
      <text:p text:style-name="P15"><text:span text:style-name="T16">L’objectif de ce projet était de :</text:span></text:p>
      <text:list text:style-name="LFO12" text:continue-numbering="true">
        <text:list-item>
          <text:p text:style-name="P17">Créer une interface utilisateur moderne permettant de gérer un catalogue de livres.<text:s/></text:p>
        </text:list-item>
        <text:list-item>
          <text:p text:style-name="P18">Implémenter un système de gestion des emprunts et des retours de livres.<text:s/></text:p>
        </text:list-item>
        <text:list-item>
          <text:p text:style-name="P19">Développer un back-office administrateur pour la gestion des utilisateurs, des livres et des emprunts.<text:s/></text:p>
        </text:list-item>
        <text:list-item>
          <text:p text:style-name="P20">Mettre en place une gestion des retards de retour avec notifications.<text:s/></text:p>
        </text:list-item>
        <text:list-item>
          <text:p text:style-name="P21">Assurer la sécurité du système avec une authentification pour les utilisateurs et les administrateurs.<text:s/></text:p>
        </text:list-item>
        <text:list-item>
          <text:p text:style-name="P22">Ajouter des fonctionnalités supplémentaires comme un système de favoris et une recherche dynamique des livres.<text:s/></text:p>
        </text:list-item>
      </text:list>
      <text:p text:style-name="Normal"/>
      <text:h text:style-name="P23" text:outline-level="2"><text:span text:style-name="T24">2. Méthodologie de Travail</text:span></text:h>
      <text:h text:style-name="P25" text:outline-level="3"><text:span text:style-name="T26">2.1 Outils et Technologies Utilisées</text:span></text:h>
      <text:list text:style-name="LFO11" text:continue-numbering="true">
        <text:list-item>
          <text:p text:style-name="P27"><text:span text:style-name="T28">Laravel</text:span><text:span text:style-name="T29"><text:s/>: Utilisé pour la création de l'application backend (structure MVC) et la gestion des bases de données.<text:s/></text:span></text:p>
        </text:list-item>
        <text:list-item>
          <text:p text:style-name="P30"><text:span text:style-name="T31">MySQL</text:span><text:span text:style-name="T32"><text:s/>: Système de gestion de base de données utilisé pour stocker les livres, les emprunts et les utilisateurs.<text:s/></text:span></text:p>
        </text:list-item>
        <text:list-item>
          <text:p text:style-name="P33"><text:span text:style-name="T34">PHP</text:span><text:span text:style-name="T35"><text:s/>: Langage principal utilisé pour la logique côté serveur.<text:s/></text:span></text:p>
        </text:list-item>
        <text:list-item>
          <text:p text:style-name="P36"><text:span text:style-name="T37">JavaScript / jQuery</text:span><text:span text:style-name="T38"><text:s/>: Utilisé pour les requêtes AJAX et les interactions en temps réel sur le frontend.<text:s/></text:span></text:p>
        </text:list-item>
        <text:list-item>
          <text:p text:style-name="P39"><text:span text:style-name="T40">Blade</text:span><text:span text:style-name="T41"><text:s/>: Système de templating intégré à Laravel utilisé pour créer les vues de l'application.<text:s/></text:span></text:p>
        </text:list-item>
        <text:list-item>
          <text:p text:style-name="P42"><text:span text:style-name="T43">Chart.js</text:span><text:span text:style-name="T44"><text:s/>: Bibliothèque utilisée pour générer des graphiques pour l’administrateur (stats d'emprunts).<text:s/></text:span></text:p>
        </text:list-item>
        <text:list-item>
          <text:p text:style-name="P45"><text:span text:style-name="T46">CSS / TailwindCSS</text:span><text:span text:style-name="T47"><text:s/>: Utilisé pour le design de l'interface utilisateur.<text:s/></text:span></text:p>
        </text:list-item>
        <text:list-item>
          <text:p text:style-name="P48"><text:span text:style-name="T49">Git</text:span><text:span text:style-name="T50"><text:s/>: Utilisé pour la gestion des versions du code source du projet.<text:s/></text:span></text:p>
        </text:list-item>
        <text:list-item>
          <text:p text:style-name="P51"><text:span text:style-name="T52">Postman / PHPUnit</text:span><text:span text:style-name="T53"><text:s/>: Utilisé pour tester les API et assurer la qualité du code via les tests unitaires.<text:s/></text:span></text:p>
        </text:list-item>
      </text:list>
      <text:h text:style-name="P54" text:outline-level="3"><text:span text:style-name="T55">2.2 Planification et Gestion du Projet</text:span></text:h>
      <text:p text:style-name="P56"><text:span text:style-name="T57">Le projet a été réalisé sur une période de trois mois, en suivant une méthodologie<text:s/></text:span><text:span text:style-name="T58">agile</text:span><text:span text:style-name="T59"><text:s/>:</text:span></text:p>
      <text:list text:style-name="LFO10" text:continue-numbering="true">
        <text:list-item>
          <text:p text:style-name="P60"><text:span text:style-name="T61">Planification</text:span><text:span text:style-name="T62"><text:s/>: Définition des fonctionnalités principales et des contraintes.<text:s/></text:span></text:p>
        </text:list-item>
        <text:list-item>
          <text:p text:style-name="P63"><text:span text:style-name="T64">Développement Backend</text:span><text:span text:style-name="T65"><text:s/>: Création des modèles (livre, emprunt, utilisateur) et des contrôleurs.<text:s/></text:span></text:p>
        </text:list-item>
        <text:list-item>
          <text:p text:style-name="P66"><text:span text:style-name="T67">Développement Frontend</text:span><text:span text:style-name="T68"><text:s/>: Création de l'interface utilisateur avec Laravel Blade et intégration des interactions AJAX.<text:s/></text:span></text:p>
        </text:list-item>
        <text:list-item>
          <text:p text:style-name="P69"><text:span text:style-name="T70">Tests et Débogage</text:span><text:span text:style-name="T71"><text:s/>: Tests unitaires et tests manuels pour vérifier la conformité du système.<text:s/></text:span></text:p>
        </text:list-item>
        <text:list-item>
          <text:p text:style-name="P72"><text:span text:style-name="T73">Documentation</text:span><text:span text:style-name="T74"><text:s/>: Rédaction des instructions d’utilisation et du compte-rendu.<text:s/></text:span></text:p>
        </text:list-item>
      </text:list>
      <text:p text:style-name="Normal"/>
      <text:h text:style-name="P75" text:outline-level="2"><text:span text:style-name="T76">3. Fonctionnalités Développées</text:span></text:h>
      <text:h text:style-name="P77" text:outline-level="3"><text:span text:style-name="T78">3.1 Catalogue des Livres</text:span></text:h>
      <text:p text:style-name="P79"><text:span text:style-name="T80">L'application propose un<text:s/></text:span><text:span text:style-name="T81">catalogue dynamique</text:span><text:span text:style-name="T82"><text:s/>des livres disponibles. Les utilisateurs peuvent :</text:span></text:p>
      <text:list text:style-name="LFO9" text:continue-numbering="true">
        <text:list-item>
          <text:p text:style-name="P83">Rechercher un livre par titre ou par catégorie.<text:s/></text:p>
        </text:list-item>
        <text:list-item>
          <text:p text:style-name="P84">Voir la liste des livres disponibles, incluant l’image de couverture, le titre et l’auteur.<text:s/></text:p>
        </text:list-item>
        <text:list-item>
          <text:p text:style-name="P85"><text:span text:style-name="T86">Ajouter un livre à leurs<text:s/></text:span><text:span text:style-name="T87">favoris</text:span><text:span text:style-name="T88"><text:s/>pour le retrouver plus facilement.<text:s/></text:span></text:p>
        </text:list-item>
      </text:list>
      <text:h text:style-name="P89" text:outline-level="3"><text:span text:style-name="T90">3.2 Gestion des Emprunts et Retours</text:span></text:h>
      <text:p text:style-name="P91"><text:span text:style-name="T92">Les utilisateurs peuvent emprunter des livres et les retourner en suivant les étapes suivantes :</text:span></text:p>
      <text:list text:style-name="LFO8" text:continue-numbering="true">
        <text:list-item>
          <text:p text:style-name="P93"><text:span text:style-name="T94">Emprunt</text:span><text:span text:style-name="T95"><text:s/>: Lorsqu'un utilisateur clique sur "Emprunter", l'exemplaire du livre devient indisponible et un enregistrement est créé dans la table des emprunts.<text:s/></text:span></text:p>
        </text:list-item>
        <text:list-item>
          <text:p text:style-name="P96"><text:span text:style-name="T97">Retour</text:span><text:span text:style-name="T98"><text:s/>: L'utilisateur peut retourner le livre à tout moment. Si le livre est retourné en retard, un message d'avertissement est affiché.<text:s/></text:span></text:p>
        </text:list-item>
        <text:list-item>
          <text:p text:style-name="P99"><text:span text:style-name="T100">Retards</text:span><text:span text:style-name="T101"><text:s/>: Un calcul est effectué pour afficher le nombre de jours de retard, le cas échéant.<text:s/></text:span></text:p>
        </text:list-item>
      </text:list>
      <text:h text:style-name="P102" text:outline-level="3"><text:span text:style-name="T103">3.3 Système de Favoris</text:span></text:h>
      <text:p text:style-name="P104"><text:span text:style-name="T105">Les utilisateurs peuvent ajouter des livres à leurs favoris pour un accès rapide à ces livres dans leur espace personnel. L'ajout et la suppression des favoris sont gérés via AJAX, permettant une interaction fluide sans rechargement de la page.</text:span></text:p>
      <text:h text:style-name="P106" text:outline-level="3"><text:span text:style-name="T107">3.4 Back-office Administratif</text:span></text:h>
      <text:p text:style-name="P108"><text:span text:style-name="T109">Le<text:s/></text:span><text:span text:style-name="T110">back-office</text:span><text:span text:style-name="T111"><text:s/>de l'administrateur permet de :</text:span></text:p>
      <text:list text:style-name="LFO7" text:continue-numbering="true">
        <text:list-item>
          <text:p text:style-name="P112">Gérer les utilisateurs (création, modification, suppression).<text:s/></text:p>
        </text:list-item>
        <text:list-item>
          <text:p text:style-name="P113">Gérer les livres (ajout, modification, suppression).<text:s/></text:p>
        </text:list-item>
        <text:list-item>
          <text:p text:style-name="P114">Voir les emprunts en cours, retournés et en retard.<text:s/></text:p>
        </text:list-item>
        <text:list-item>
          <text:p text:style-name="P115">Consulter des graphiques statistiques sur l'utilisation des livres, les emprunts et les retards.<text:s/></text:p>
        </text:list-item>
      </text:list>
      <text:h text:style-name="P116" text:outline-level="3"><text:span text:style-name="T117">3.5 Statistiques</text:span></text:h>
      <text:p text:style-name="P118"><text:span text:style-name="T119">Des<text:s/></text:span><text:span text:style-name="T120">statistiques dynamiques</text:span><text:span text:style-name="T121"><text:s/>sont fournies à l’administrateur sous forme de graphiques réalisés avec<text:s/></text:span><text:span text:style-name="T122">Chart.js</text:span><text:span text:style-name="T123">. Ces statistiques incluent :</text:span></text:p>
      <text:list text:style-name="LFO6" text:continue-numbering="true">
        <text:list-item>
          <text:p text:style-name="P124">Le nombre de livres empruntés.<text:s/></text:p>
        </text:list-item>
        <text:list-item>
          <text:p text:style-name="P125">Le nombre de livres en retard.<text:s/></text:p>
        </text:list-item>
        <text:list-item>
          <text:p text:style-name="P126">La répartition des livres empruntés par catégorie.<text:s/></text:p>
        </text:list-item>
      </text:list>
      <text:p text:style-name="Normal"/>
      <text:h text:style-name="P127" text:outline-level="2"><text:span text:style-name="T128">4. Tests et Validation</text:span></text:h>
      <text:h text:style-name="P129" text:outline-level="3"><text:span text:style-name="T130">4.1 Tests Unitaires</text:span></text:h>
      <text:p text:style-name="P131"><text:span text:style-name="T132">Des tests unitaires ont été créés pour vérifier le bon fonctionnement des fonctionnalités principales :</text:span></text:p>
      <text:list text:style-name="LFO5" text:continue-numbering="true">
        <text:list-item>
          <text:p text:style-name="P133">Création d'un emprunt et retour de livre.<text:s/></text:p>
        </text:list-item>
        <text:list-item>
          <text:p text:style-name="P134">Ajout et suppression de favoris.<text:s/></text:p>
        </text:list-item>
        <text:list-item>
          <text:p text:style-name="P135">Vérification de la gestion des retards et de la disponibilité des exemplaires.<text:s/></text:p>
        </text:list-item>
      </text:list>
      <text:h text:style-name="P136" text:outline-level="3"><text:span text:style-name="T137">4.2 Tests Manuels</text:span></text:h>
      <text:p text:style-name="P138"><text:span text:style-name="T139">Des tests manuels ont été réalisés pour vérifier l'intégration de l'interface utilisateur et le comportement de l'application sous différentes conditions d’utilisation. Les tests ont couvert :</text:span></text:p>
      <text:list text:style-name="LFO4" text:continue-numbering="true">
        <text:list-item>
          <text:p text:style-name="P140">Les parcours utilisateurs (emprunt, retour, favoris).<text:s/></text:p>
        </text:list-item>
        <text:list-item>
          <text:p text:style-name="P141">Les actions administratives (ajout/suppression de livres, gestion des utilisateurs).<text:s/></text:p>
        </text:list-item>
      </text:list>
      <text:p text:style-name="Normal"/>
      <text:h text:style-name="P142" text:outline-level="2"><text:span text:style-name="T143">5. Difficultés Rencontrées et Solutions</text:span></text:h>
      <text:h text:style-name="P144" text:outline-level="3"><text:span text:style-name="T145">5.1 Gestion des Relations entre Modèles</text:span></text:h>
      <text:p text:style-name="P146"><text:span text:style-name="T147">Une difficulté majeure rencontrée a été la gestion des relations entre les<text:s/></text:span><text:span text:style-name="T148">livres</text:span><text:span text:style-name="T149">,<text:s/></text:span><text:span text:style-name="T150">exemplaires</text:span><text:span text:style-name="T151">, et<text:s/></text:span><text:span text:style-name="T152">emprunts</text:span><text:span text:style-name="T153">. J'ai utilisé les relations Eloquent de Laravel pour gérer ces associations de manière efficace et claire.</text:span></text:p>
      <text:h text:style-name="P154" text:outline-level="3"><text:span text:style-name="T155">5.2 Gestion des Retards</text:span></text:h>
      <text:p text:style-name="P156"><text:span text:style-name="T157">La gestion des retards a nécessité une logique supplémentaire pour calculer le nombre de jours de retard et afficher des messages appropriés à l’utilisateur. J'ai utilisé la classe<text:s/></text:span><text:span text:style-name="T158">Carbon</text:span><text:span text:style-name="T159"><text:s/>de Laravel pour manipuler facilement les dates.</text:span></text:p>
      <text:p text:style-name="Normal"/>
      <text:h text:style-name="P160" text:outline-level="2"><text:span text:style-name="T161">6. Conclusion</text:span></text:h>
      <text:h text:style-name="P162" text:outline-level="3"><text:span text:style-name="T163">6.1 Bilan Personnel</text:span></text:h>
      <text:p text:style-name="P164"><text:span text:style-name="T165">Ce projet m'a permis de :</text:span></text:p>
      <text:list text:style-name="LFO3" text:continue-numbering="true">
        <text:list-item>
          <text:p text:style-name="P166">Approfondir ma maîtrise de Laravel et des relations Eloquent.<text:s/></text:p>
        </text:list-item>
        <text:list-item>
          <text:p text:style-name="P167">Améliorer mes compétences en développement frontend (Blade, CSS).<text:s/></text:p>
        </text:list-item>
        <text:list-item>
          <text:p text:style-name="P168">Mettre en œuvre une application full-stack de gestion d’une bibliothèque numérique.<text:s/></text:p>
        </text:list-item>
        <text:list-item>
          <text:p text:style-name="P169">Apprendre à gérer les interactions en temps réel avec AJAX et les tests unitaires.<text:s/></text:p>
        </text:list-item>
      </text:list>
      <text:h text:style-name="P170" text:outline-level="3"><text:span text:style-name="T171">6.2 Perspectives d'Amélioration</text:span></text:h>
      <text:list text:style-name="LFO2" text:continue-numbering="true">
        <text:list-item>
          <text:p text:style-name="P172"><text:span text:style-name="T173">Optimisation des performances</text:span><text:span text:style-name="T174"><text:s/>: L'application peut encore être améliorée en termes de performances (par exemple, en optimisant les requêtes SQL pour la recherche).<text:s/></text:span></text:p>
        </text:list-item>
        <text:list-item>
          <text:p text:style-name="P175"><text:span text:style-name="T176">UI/UX</text:span><text:span text:style-name="T177"><text:s/>: Bien que l'interface soit fonctionnelle, il serait bénéfique de l'améliorer pour offrir une expérience utilisateur encore plus agréable (par exemple, en utilisant un framework CSS moderne comme TailwindCSS).<text:s/></text:span></text:p>
        </text:list-item>
      </text:list>
      <text:p text:style-name="Normal"/>
      <text:h text:style-name="P178" text:outline-level="3"><text:span text:style-name="T179">6.3 Documents Annexes</text:span></text:h>
      <text:list text:style-name="LFO1" text:continue-numbering="true">
        <text:list-item>
          <text:p text:style-name="P180"><text:span text:style-name="T181">GitHub Repository</text:span><text:span text:style-name="T182"><text:s/>:<text:s/></text:span><text:span text:style-name="T183">https://github.com/pj986/codebiblio</text:span></text:p>
        </text:list-item>
        <text:list-item>
          <text:p text:style-name="P184"><text:span text:style-name="T185">Documentation<text:s/></text:span><text:span text:style-name="T186">Technique:</text:span><text:span text:style-name="T187"><text:s/>https://laravel.com/docs/13.x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-Jordan Tchokoté</meta:initial-creator>
    <dc:creator>Pierre-Jordan Tchokoté</dc:creator>
    <meta:creation-date>2026-04-06T12:20:00Z</meta:creation-date>
    <dc:date>2026-04-06T12:20:00Z</dc:date>
    <meta:template xlink:href="Normal.dotm" xlink:type="simple"/>
    <meta:editing-cycles>1</meta:editing-cycles>
    <meta:editing-duration>PT0S</meta:editing-duration>
    <meta:document-statistic meta:page-count="1" meta:paragraph-count="13" meta:word-count="1024" meta:character-count="6649" meta:row-count="46" meta:non-whitespace-character-count="5638"/>
  </office:meta>
</office:document-meta>
</file>